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Ethiopia Jiret" svg:font-family="'Ethiopia Jiret'"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Ethiopia Jiret1" svg:font-family="'Ethiopia Jiret'"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margin-left="0.5in" fo:margin-right="0in" fo:text-indent="0in" style:auto-text-indent="false"/>
    </style:style>
    <style:style style:name="P4" style:family="paragraph" style:parent-style-name="Standard">
      <style:paragraph-properties fo:margin-left="0.5in" fo:margin-right="0in" fo:text-indent="0in" style:auto-text-indent="false"/>
      <style:text-properties fo:font-weight="bold" style:font-weight-asian="bold"/>
    </style:style>
    <style:style style:name="P5" style:family="paragraph" style:parent-style-name="Standard" style:master-page-name="Standard">
      <style:paragraph-properties fo:text-align="center" style:justify-single-word="false" style:page-number="1"/>
    </style:style>
    <style:style style:name="T1" style:family="text">
      <style:text-properties style:font-name="Century Gothic" fo:font-size="16pt" fo:font-weight="bold" style:font-name-asian="Century Gothic1" style:font-size-asian="16pt" style:font-weight-asian="bold" style:font-name-complex="Century Gothic1" style:font-size-complex="16pt"/>
    </style:style>
    <style:style style:name="T2" style:family="text">
      <style:text-properties fo:font-style="italic" fo:font-weight="bold" style:font-style-asian="italic" style:font-weight-asian="bold"/>
    </style:style>
    <style:style style:name="T3" style:family="text">
      <style:text-properties fo:color="#ffffff" fo:font-weight="bold" style:font-weight-asian="bold" fo:background-color="#000000"/>
    </style:style>
    <style:style style:name="T4" style:family="text">
      <style:text-properties fo:color="#ffffff" fo:font-weight="bold" style:font-weight-asian="bold"/>
    </style:style>
    <style:style style:name="T5" style:family="text">
      <style:text-properties fo:font-weight="bold" style:font-weight-asian="bold"/>
    </style:style>
    <style:style style:name="T6" style:family="text">
      <style:text-properties fo:font-weight="bold" style:font-weight-asian="bold" fo:background-color="#808080"/>
    </style:style>
    <style:style style:name="T7" style:family="text">
      <style:text-properties style:font-name="Ethiopia Jiret" style:font-name-asian="Ethiopia Jiret1" style:font-name-complex="Ethiopia Jiret1"/>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Addis-Maya</text:span></text:p>
      <text:p text:style-name="P1"><text:span text:style-name="T2">--Nurturing Curiosity--</text:span></text:p>
      <text:p text:style-name="Standard"><text:span text:style-name="T3">-TAB-About us:</text:span></text:p>
      <text:p text:style-name="P3"><text:span text:style-name="T6">-sub- Our Philosophy:</text:span></text:p>
      <text:p text:style-name="P3"><text:bookmark text:name="_heading=h.gjdgxs"/>Holistic!</text:p>
      <text:p text:style-name="P3">At addis-maya, we strive to nurture a passion for learning and discovery in every child. Our priority is to create a secure and welcoming environment that fosters growth, motivation, and creativity. </text:p>
      <text:p text:style-name="P3">We firmly believe that play is an essential component of learning, and our curriculum is designed to cater to the holistic development of each child - from cognitive and social skills to physical, emotional, linguistic, self-help, and artistic abilities.</text:p>
      <text:p text:style-name="P3"><text:span text:style-name="T6">-sub- Why you should choose Addis Maya</text:span></text:p>
      <text:p text:style-name="P3">We are dedicated to inspiring your children!</text:p>
      <text:p text:style-name="P3">[growth/plant/seedling icon]- </text:p>
      <text:p text:style-name="P3">Our mixed curriculum includes projects with play, music, art, sports, and book lessons to create a developmentally appropriate and academically rigorous foundation. This approach prepares children for social and emotional success in future schooling and adulthood.</text:p>
      <text:p text:style-name="P3">[environment/context/networks icon]- </text:p>
      <text:p text:style-name="P3">Our warm and nurturing environment encourages purposeful play in the compound. We provide a unique and progressive learning environment that fosters intellectual, physical, and social growth in each student. <office:annotation office:name="__Annotation__19_3268939709"><dc:creator>HABTE Leul (EEAS-ADDIS ABABA)</dc:creator><dc:date>2023-06-23T15:09:00</dc:date><text:p><text:span text:style-name="T8">This does not sit well here. Unless you have strong arguments, I suggest removing it.</text:span></text:p></office:annotation>Our staff members have limited shift working hours, and our students stay on campus for 7 to 12 hours. <office:annotation-end office:name="__Annotation__19_3268939709"/></text:p>
      <text:p text:style-name="P3">[food/muscles/brain icon]-</text:p>
      <text:p text:style-name="P3">Nutrition plays an important role in academic performance and holistic wellbeing and that is exactly why we provide a meal plan for kids with three snacks provided at school.</text:p>
      <text:p text:style-name="P3">Choose addis-maya for a comprehensive learning that sets your child up for success in the future!</text:p>
      <text:p text:style-name="P3"><text:span text:style-name="T5">-</text:span><text:span text:style-name="T6">sub- We are on a mission!</text:span></text:p>
      <text:p text:style-name="P3">Our mission at addis-maya is to provide a safe and nurturing environment where children can develop a love for learning and take the baby steps towards thriving, socially, emotionally and academically. </text:p>
      <text:p text:style-name="P3">We aim to instil a strong foundation of values and skills that will equip kids with the tools they need to succeed in life. Our goal is to nurture curiosity, creativity, and critical thinking in our students, while also promoting cultural awareness and respect for diversity. </text:p>
      <text:p text:style-name="P3">We are committed to empowering our students to become confident, compassionate, and responsible members of their communities and the world.</text:p>
      <text:p text:style-name="P3"/>
      <text:p text:style-name="P3"><text:span text:style-name="T6">-sub- the founders</text:span></text:p>
      <text:p text:style-name="P3">addis-maya is founded by two aspiring and experienced women with a combined 15 years of international school experience. Both moms themselves, Sewbesew and Yamrot share a passion to nurture curiosity and inspire creativity in children.</text:p>
      <text:p text:style-name="P4"/>
      <text:p text:style-name="Standard"><text:span text:style-name="T3">Programmes</text:span></text:p>
      <text:p text:style-name="P3"><text:soft-page-break/>We offer a unique learning environment and innovative curricula for toddlers and pre-schoolers from ages 1 to 4.</text:p>
      <text:p text:style-name="P3">Our program is a 5-day-per-week, 5- or 6 hours per day program, focusing on sensory and social development through art, sports, music, science, language, and math to support each student as he or she develops confidence in learning. </text:p>
      <text:p text:style-name="P3">Our classes are taught in a fun, caring, nurturing, positive and clean environment. Our innovative curriculum builds beyond the fundamentals as teachers encourage interactive literacy and thematic learning experiences that strengthen social and intellectual learning through physical science, social studies, gymnastics, dance and art.</text:p>
      <text:p text:style-name="P3">Our doors are open from 7am through 6pm.</text:p>
      <text:p text:style-name="P3">We also offer trainings to other day cares on our methods and general child protection. We use a 360<text:span text:style-name="T7">°</text:span> approach by training caretakers, children, and parents.</text:p>
      <text:p text:style-name="Standard"><text:span text:style-name="T3">Gallery</text:span></text:p>
      <text:p text:style-name="P4"/>
      <text:p text:style-name="P3"><text:span text:style-name="T6">-sub- campus</text:span></text:p>
      <text:p text:style-name="P4"/>
      <text:p text:style-name="P3"><text:span text:style-name="T5">-</text:span><text:span text:style-name="T6">sub- events</text:span></text:p>
      <text:p text:style-name="P4"/>
      <text:p text:style-name="P3"><text:span text:style-name="T6">-sub- activities</text:span></text:p>
      <text:p text:style-name="P4"/>
      <text:p text:style-name="Standard"><text:span text:style-name="T3">Schedule</text:span></text:p>
      <text:p text:style-name="P3"><text:span text:style-name="T6">-sub- upcoming events</text:span></text:p>
      <text:p text:style-name="P4"/>
      <text:p text:style-name="Standard"><text:span text:style-name="T3">Parents Corner</text:span></text:p>
      <text:p text:style-name="P3"><text:span text:style-name="T5">-</text:span><text:span text:style-name="T6">sub- communication with parents</text:span></text:p>
      <text:p text:style-name="P3">We prioritize weekly communication with parents to keep them informed about their child's progress. At the end of each day, our professional nannies provide an overview of the day's activities and connect with each parent or caregiver individually to discuss their child's achievements and areas for improvement. Before each day begins, our caretakers are available to answer any questions or concerns. We also use an online app to simplify communication between teachers and keep parents up-to-date on their child's activities, events, and volunteer opportunities. Mid-year and end-of-year reports provide a comprehensive developmental profile of each child's progress in various areas such as social, cognitive, emotional, and physical development. These reports vary based on age group and cover topics such as literacy skills, motor skills, and imaginative play.</text:p>
      <text:p text:style-name="P3"><text:span text:style-name="T6">-sub- Parenting Tips</text:span></text:p>
      <text:p text:style-name="P3">You can find thoughts and lessons from children specialists and successful parents.</text:p>
      <text:p text:style-name="P3"><text:span text:style-name="T6">-sub- FAQ</text:span></text:p>
      <text:p text:style-name="P3">Frequently Asked Questions about addis-maya</text:p>
      <text:p text:style-name="P3"><text:span text:style-name="T6">-sub-Testimonials</text:span></text:p>
      <text:p text:style-name="P3">Hear testimonies from our satisfied parents.</text:p>
      <text:p text:style-name="P2"/>
      <text:p text:style-name="Standard"><text:soft-page-break/><text:span text:style-name="T3">Admissions</text:span></text:p>
      <text:p text:style-name="P3"><text:span text:style-name="T6">-sub- admission and tuition</text:span></text:p>
      <text:p text:style-name="P3">Addis Maya day-care offers admission to children between the ages of 1 to 4 year olds throughout the year, starting from September for the following academic year. Students who celebrated their 1 year birthday before August 1 of the year are eligible to apply. Our enrolment process is simple and stress-free, allowing families to complete it promptly after deciding to join our program. Please attach immunization form, Birth Certificate of the child, photo of the parents and child in the admissions form attached in the ‘useful forms’.</text:p>
      <text:p text:style-name="P3"/>
      <text:p text:style-name="P3"><text:span text:style-name="T6">-sub- useful forms</text:span></text:p>
      <text:p text:style-name="P3">Admission form</text:p>
      <text:p text:style-name="P3">medical consent in case of emergency</text:p>
      <text:p text:style-name="Standard"><text:span text:style-name="T3">Contact us</text:span></text:p>
      <text:p text:style-name="P3"><text:span text:style-name="T6">-sub- Where to find us –location and contact address (phone and email)</text:span></text:p>
      <text:p text:style-name="P3"><text:span text:style-name="T6">-sub- Socials- lets connect</text:span></text:p>
      <text:p text:style-name="P3"><text:span text:style-name="T6">-sub- Contact form</text:span></text:p>
      <text:p text:style-name="P4"/>
      <text:p text:style-name="P3"/>
      <text:p text:style-name="P4"/>
      <text:p text:style-name="P4"/>
      <text:p text:style-name="P4"/>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Ethiopia Jiret" svg:font-family="'Ethiopia Jiret'"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Ethiopia Jiret1" svg:font-family="'Ethiopia Jiret'"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annotation_20_text" style:display-name="annotation text" style:family="paragraph" style:parent-style-name="normal"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normal"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6-23T11:14:00</meta:creation-date>
    <meta:initial-creator>HABTE Leul (EEAS-ADDIS ABABA)</meta:initial-creator>
    <meta:document-statistic meta:table-count="0" meta:image-count="0" meta:object-count="0" meta:page-count="3" meta:paragraph-count="53" meta:word-count="802" meta:character-count="5306" meta:non-whitespace-character-count="4551"/>
    <meta:generator>LibreOfficeDev/6.0.5.2$Linux_X86_64 LibreOffice_project/</meta:generator>
  </office:meta>
</office:document-meta>
</file>